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language="zxx" fo:country="none" style:language-asian="zxx" style:country-asian="none"/>
    </style:style>
    <style:style style:name="T2" style:family="text">
      <style:text-properties fo:language="zxx" fo:country="none" fo:font-weight="bold" style:language-asian="zxx" style:country-asian="none" style:font-weight-complex="bold"/>
    </style:style>
    <style:style style:name="T3" style:family="text">
      <style:text-properties fo:language="zxx" fo:country="none"/>
    </style:style>
    <style:style style:name="T4" style:family="text">
      <style:text-properties fo:font-family="Arial" style:font-family-generic="swiss" style:font-pitch="variable" fo:font-size="11pt" fo:language="en" fo:country="US" style:language-asian="en" style:country-asian="US" style:font-family-complex="Arial" style:font-family-generic-complex="swiss" style:font-pitch-complex="variable" style:font-size-complex="6.30000019073486pt"/>
    </style:style>
    <style:style style:name="T5" style:family="text">
      <style:text-properties fo:color="#ff9966" fo:font-family="Arial" style:font-family-generic="swiss" style:font-pitch="variable" fo:font-size="11pt" fo:language="en" fo:country="US" fo:font-style="italic" style:language-asian="en" style:country-asian="US" style:font-style-asian="italic" style:font-family-complex="Arial" style:font-family-generic-complex="swiss" style:font-pitch-complex="variable" style:font-size-complex="6.3000001907348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 1" draw:style-name="dp1" draw:master-page-name="Standard">
        <draw:custom-shape draw:style-name="gr1" draw:text-style-name="P2" draw:layer="layout" svg:width="21cm" svg:height="7cm" svg:x="3cm" svg:y="3cm">
          <text:p text:style-name="P1"><text:span text:style-name="T1">Hello </text:span><text:span text:style-name="T2">[onshow.yourname]</text:span><text:span text:style-name="T1">,</text:span></text:p>
          <text:p text:style-name="P1"/>
          <text:p text:style-name="P1"><text:span text:style-name="T3">This is a demo of the OpenTBS plugin.</text:span></text:p>
          <text:p text:style-name="P1"><text:span text:style-name="T3">The current document has been generated at [onshow..now;frm='yyyy-mm-dd hh:nn:ss']</text:span><text:span text:style-name="T3"><text:line-break/></text:span><text:span text:style-name="T3"><text:line-break/></text:span><text:span text:style-name="T3">PHP version : [onshow..cst.PHP_VERSION]</text:span></text:p>
          <text:p text:style-name="P1"><text:span text:style-name="T3">TBS version : [onshow..version]</text:span></text:p>
          <draw:enhanced-geometry svg:viewBox="0 0 21600 21600" draw:text-areas="800 800 20800 20800" draw:type="round-rectangular-callout" draw:modifiers="10269.7966763487 29519.89715754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 2-" draw:style-name="dp1" draw:master-page-name="Standard">
        <draw:frame draw:style-name="gr3" draw:layer="layout" svg:width="23.5cm" svg:height="7cm" svg:x="2.5cm" svg:y="2cm">
          <draw:text-box>
            <text:p><text:span text:style-name="T4">Hello [b.firstname;block=draw:page] [b. name], </text:span><text:span text:style-name="T5">(parameter “block=draw:page” will make the current page to be repeated) </text:span></text:p>
            <text:p><text:span text:style-name="T4">your membership number is [b.number].</text:span></text:p>
            <text:p><text:span text:style-name="T4"/></text:p>
            <text:p><text:span text:style-name="T4">[b.#;att=draw:page#draw:name;attadd] </text:span><text:span text:style-name="T5">(this optional field will change the name of the current page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creation-date>2009-10-28T22:24:52</meta:creation-date>
    <dc:date>2010-06-28T16:34:43.21</dc:date>
    <meta:editing-cycles>22</meta:editing-cycles>
    <meta:editing-duration>PT00H22M19S</meta:editing-duration>
    <dc:creator>Vincent </dc:creator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